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9098" calcext:value-type="float">
            <text:p>3.79098</text:p>
          </table:table-cell>
          <table:table-cell office:value-type="float" office:value="3.6659" calcext:value-type="float">
            <text:p>3.6659</text:p>
          </table:table-cell>
          <table:table-cell/>
          <table:table-cell table:formula="of:=AVERAGE([.D1:.D10])" office:value-type="float" office:value="3.563549" calcext:value-type="float">
            <text:p>3.5635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585" calcext:value-type="float">
            <text:p>3.7585</text:p>
          </table:table-cell>
          <table:table-cell office:value-type="float" office:value="3.63356" calcext:value-type="float">
            <text:p>3.63356</text:p>
          </table:table-cell>
          <table:table-cell/>
          <table:table-cell table:formula="of:=STDEV([.D1:.D10])" office:value-type="float" office:value="0.0942297128711416" calcext:value-type="float">
            <text:p>0.094229712871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57219" calcext:value-type="float">
            <text:p>3.57219</text:p>
          </table:table-cell>
          <table:table-cell office:value-type="float" office:value="3.45091" calcext:value-type="float">
            <text:p>3.4509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3.69882" calcext:value-type="float">
            <text:p>3.698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5779" calcext:value-type="float">
            <text:p>3.75779</text:p>
          </table:table-cell>
          <table:table-cell office:value-type="float" office:value="3.63357" calcext:value-type="float">
            <text:p>3.633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2542" calcext:value-type="float">
            <text:p>3.72542</text:p>
          </table:table-cell>
          <table:table-cell office:value-type="float" office:value="3.60179" calcext:value-type="float">
            <text:p>3.601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6241" calcext:value-type="float">
            <text:p>3.66241</text:p>
          </table:table-cell>
          <table:table-cell office:value-type="float" office:value="3.53989" calcext:value-type="float">
            <text:p>3.5398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0185" calcext:value-type="float">
            <text:p>3.60185</text:p>
          </table:table-cell>
          <table:table-cell office:value-type="float" office:value="3.48007" calcext:value-type="float">
            <text:p>3.48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0171" calcext:value-type="float">
            <text:p>3.60171</text:p>
          </table:table-cell>
          <table:table-cell office:value-type="float" office:value="3.48007" calcext:value-type="float">
            <text:p>3.48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5721" calcext:value-type="float">
            <text:p>3.5721</text:p>
          </table:table-cell>
          <table:table-cell office:value-type="float" office:value="3.45091" calcext:value-type="float">
            <text:p>3.450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903" calcext:value-type="float">
            <text:p>1.903</text:p>
          </table:table-cell>
          <table:table-cell office:value-type="float" office:value="1.84021" calcext:value-type="float">
            <text:p>1.84021</text:p>
          </table:table-cell>
          <table:table-cell/>
          <table:table-cell table:formula="of:=AVERAGE([.D11:.D20])" office:value-type="float" office:value="1.788646" calcext:value-type="float">
            <text:p>1.7886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8663" calcext:value-type="float">
            <text:p>1.88663</text:p>
          </table:table-cell>
          <table:table-cell office:value-type="float" office:value="1.82392" calcext:value-type="float">
            <text:p>1.82392</text:p>
          </table:table-cell>
          <table:table-cell/>
          <table:table-cell table:formula="of:=STDEV([.D11:.D20])" office:value-type="float" office:value="0.0474731344376305" calcext:value-type="float">
            <text:p>0.0474731344376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9277" calcext:value-type="float">
            <text:p>1.79277</text:p>
          </table:table-cell>
          <table:table-cell office:value-type="float" office:value="1.7319" calcext:value-type="float">
            <text:p>1.731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91968" calcext:value-type="float">
            <text:p>1.91968</text:p>
          </table:table-cell>
          <table:table-cell office:value-type="float" office:value="1.8568" calcext:value-type="float">
            <text:p>1.856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8628" calcext:value-type="float">
            <text:p>1.88628</text:p>
          </table:table-cell>
          <table:table-cell office:value-type="float" office:value="1.82392" calcext:value-type="float">
            <text:p>1.823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6997" calcext:value-type="float">
            <text:p>1.86997</text:p>
          </table:table-cell>
          <table:table-cell office:value-type="float" office:value="1.80791" calcext:value-type="float">
            <text:p>1.807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3821" calcext:value-type="float">
            <text:p>1.83821</text:p>
          </table:table-cell>
          <table:table-cell office:value-type="float" office:value="1.77672" calcext:value-type="float">
            <text:p>1.7767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0771" calcext:value-type="float">
            <text:p>1.80771</text:p>
          </table:table-cell>
          <table:table-cell office:value-type="float" office:value="1.74659" calcext:value-type="float">
            <text:p>1.7465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0764" calcext:value-type="float">
            <text:p>1.80764</text:p>
          </table:table-cell>
          <table:table-cell office:value-type="float" office:value="1.74659" calcext:value-type="float">
            <text:p>1.7465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9272" calcext:value-type="float">
            <text:p>1.79272</text:p>
          </table:table-cell>
          <table:table-cell office:value-type="float" office:value="1.7319" calcext:value-type="float">
            <text:p>1.731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7034" calcext:value-type="float">
            <text:p>1.27034</text:p>
          </table:table-cell>
          <table:table-cell office:value-type="float" office:value="1.22843" calcext:value-type="float">
            <text:p>1.22843</text:p>
          </table:table-cell>
          <table:table-cell/>
          <table:table-cell table:formula="of:=AVERAGE([.D21:.D30])" office:value-type="float" office:value="1.193966" calcext:value-type="float">
            <text:p>1.1939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21754" calcext:value-type="float">
            <text:p>1.21754</text:p>
          </table:table-cell>
          <table:table-cell/>
          <table:table-cell table:formula="of:=STDEV([.D21:.D30])" office:value-type="float" office:value="0.0317287374823239" calcext:value-type="float">
            <text:p>0.0317287374823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1.15604" calcext:value-type="float">
            <text:p>1.1560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8149" calcext:value-type="float">
            <text:p>1.28149</text:p>
          </table:table-cell>
          <table:table-cell office:value-type="float" office:value="1.23952" calcext:value-type="float">
            <text:p>1.2395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1.21754" calcext:value-type="float">
            <text:p>1.2175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4826" calcext:value-type="float">
            <text:p>1.24826</text:p>
          </table:table-cell>
          <table:table-cell office:value-type="float" office:value="1.20684" calcext:value-type="float">
            <text:p>1.2068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2704" calcext:value-type="float">
            <text:p>1.22704</text:p>
          </table:table-cell>
          <table:table-cell office:value-type="float" office:value="1.18599" calcext:value-type="float">
            <text:p>1.1859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0665" calcext:value-type="float">
            <text:p>1.20665</text:p>
          </table:table-cell>
          <table:table-cell office:value-type="float" office:value="1.16586" calcext:value-type="float">
            <text:p>1.1658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0661" calcext:value-type="float">
            <text:p>1.20661</text:p>
          </table:table-cell>
          <table:table-cell office:value-type="float" office:value="1.16586" calcext:value-type="float">
            <text:p>1.1658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9664" calcext:value-type="float">
            <text:p>1.19664</text:p>
          </table:table-cell>
          <table:table-cell office:value-type="float" office:value="1.15604" calcext:value-type="float">
            <text:p>1.156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53389" calcext:value-type="float">
            <text:p>0.953389</text:p>
          </table:table-cell>
          <table:table-cell office:value-type="float" office:value="0.921933" calcext:value-type="float">
            <text:p>0.921933</text:p>
          </table:table-cell>
          <table:table-cell/>
          <table:table-cell table:formula="of:=AVERAGE([.D31:.D40])" office:value-type="float" office:value="0.8960511" calcext:value-type="float">
            <text:p>0.89605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45173" calcext:value-type="float">
            <text:p>0.945173</text:p>
          </table:table-cell>
          <table:table-cell office:value-type="float" office:value="0.913754" calcext:value-type="float">
            <text:p>0.913754</text:p>
          </table:table-cell>
          <table:table-cell/>
          <table:table-cell table:formula="of:=STDEV([.D31:.D40])" office:value-type="float" office:value="0.0238269402262322" calcext:value-type="float">
            <text:p>0.0238269402262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98062" calcext:value-type="float">
            <text:p>0.898062</text:p>
          </table:table-cell>
          <table:table-cell office:value-type="float" office:value="0.867572" calcext:value-type="float">
            <text:p>0.86757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6176" calcext:value-type="float">
            <text:p>0.96176</text:p>
          </table:table-cell>
          <table:table-cell office:value-type="float" office:value="0.93026" calcext:value-type="float">
            <text:p>0.9302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44994" calcext:value-type="float">
            <text:p>0.944994</text:p>
          </table:table-cell>
          <table:table-cell office:value-type="float" office:value="0.913754" calcext:value-type="float">
            <text:p>0.91375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36807" calcext:value-type="float">
            <text:p>0.936807</text:p>
          </table:table-cell>
          <table:table-cell office:value-type="float" office:value="0.905718" calcext:value-type="float">
            <text:p>0.90571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2087" calcext:value-type="float">
            <text:p>0.92087</text:p>
          </table:table-cell>
          <table:table-cell office:value-type="float" office:value="0.890064" calcext:value-type="float">
            <text:p>0.89006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559" calcext:value-type="float">
            <text:p>0.905559</text:p>
          </table:table-cell>
          <table:table-cell office:value-type="float" office:value="0.874942" calcext:value-type="float">
            <text:p>0.8749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523" calcext:value-type="float">
            <text:p>0.905523</text:p>
          </table:table-cell>
          <table:table-cell office:value-type="float" office:value="0.874942" calcext:value-type="float">
            <text:p>0.8749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67572" calcext:value-type="float">
            <text:p>0.86757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3014" calcext:value-type="float">
            <text:p>0.763014</text:p>
          </table:table-cell>
          <table:table-cell office:value-type="float" office:value="0.737839" calcext:value-type="float">
            <text:p>0.737839</text:p>
          </table:table-cell>
          <table:table-cell/>
          <table:table-cell table:formula="of:=AVERAGE([.D41:.D50])" office:value-type="float" office:value="0.717118" calcext:value-type="float">
            <text:p>0.7171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436" calcext:value-type="float">
            <text:p>0.756436</text:p>
          </table:table-cell>
          <table:table-cell office:value-type="float" office:value="0.731291" calcext:value-type="float">
            <text:p>0.731291</text:p>
          </table:table-cell>
          <table:table-cell/>
          <table:table-cell table:formula="of:=STDEV([.D41:.D50])" office:value-type="float" office:value="0.0190761104060084" calcext:value-type="float">
            <text:p>0.0190761104060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18718" calcext:value-type="float">
            <text:p>0.718718</text:p>
          </table:table-cell>
          <table:table-cell office:value-type="float" office:value="0.694317" calcext:value-type="float">
            <text:p>0.69431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9716" calcext:value-type="float">
            <text:p>0.769716</text:p>
          </table:table-cell>
          <table:table-cell office:value-type="float" office:value="0.744506" calcext:value-type="float">
            <text:p>0.7445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293" calcext:value-type="float">
            <text:p>0.756293</text:p>
          </table:table-cell>
          <table:table-cell office:value-type="float" office:value="0.731291" calcext:value-type="float">
            <text:p>0.7312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49738" calcext:value-type="float">
            <text:p>0.749738</text:p>
          </table:table-cell>
          <table:table-cell office:value-type="float" office:value="0.724858" calcext:value-type="float">
            <text:p>0.7248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36979" calcext:value-type="float">
            <text:p>0.736979</text:p>
          </table:table-cell>
          <table:table-cell office:value-type="float" office:value="0.712325" calcext:value-type="float">
            <text:p>0.7123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4721" calcext:value-type="float">
            <text:p>0.724721</text:p>
          </table:table-cell>
          <table:table-cell office:value-type="float" office:value="0.700218" calcext:value-type="float">
            <text:p>0.70021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4692" calcext:value-type="float">
            <text:p>0.724692</text:p>
          </table:table-cell>
          <table:table-cell office:value-type="float" office:value="0.700218" calcext:value-type="float">
            <text:p>0.70021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18699" calcext:value-type="float">
            <text:p>0.718699</text:p>
          </table:table-cell>
          <table:table-cell office:value-type="float" office:value="0.694317" calcext:value-type="float">
            <text:p>0.69431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6014" calcext:value-type="float">
            <text:p>0.636014</text:p>
          </table:table-cell>
          <table:table-cell office:value-type="float" office:value="0.615029" calcext:value-type="float">
            <text:p>0.615029</text:p>
          </table:table-cell>
          <table:table-cell/>
          <table:table-cell table:formula="of:=AVERAGE([.D51:.D60])" office:value-type="float" office:value="0.5977524" calcext:value-type="float">
            <text:p>0.59775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529" calcext:value-type="float">
            <text:p>0.630529</text:p>
          </table:table-cell>
          <table:table-cell office:value-type="float" office:value="0.609569" calcext:value-type="float">
            <text:p>0.609569</text:p>
          </table:table-cell>
          <table:table-cell/>
          <table:table-cell table:formula="of:=STDEV([.D51:.D60])" office:value-type="float" office:value="0.0159048777507614" calcext:value-type="float">
            <text:p>0.0159048777507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9082" calcext:value-type="float">
            <text:p>0.599082</text:p>
          </table:table-cell>
          <table:table-cell office:value-type="float" office:value="0.578742" calcext:value-type="float">
            <text:p>0.57874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41601" calcext:value-type="float">
            <text:p>0.641601</text:p>
          </table:table-cell>
          <table:table-cell office:value-type="float" office:value="0.620588" calcext:value-type="float">
            <text:p>0.62058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409" calcext:value-type="float">
            <text:p>0.630409</text:p>
          </table:table-cell>
          <table:table-cell office:value-type="float" office:value="0.609569" calcext:value-type="float">
            <text:p>0.60956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24945" calcext:value-type="float">
            <text:p>0.624945</text:p>
          </table:table-cell>
          <table:table-cell office:value-type="float" office:value="0.604205" calcext:value-type="float">
            <text:p>0.6042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14306" calcext:value-type="float">
            <text:p>0.614306</text:p>
          </table:table-cell>
          <table:table-cell office:value-type="float" office:value="0.593756" calcext:value-type="float">
            <text:p>0.59375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0.583662" calcext:value-type="float">
            <text:p>0.58366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4062" calcext:value-type="float">
            <text:p>0.604062</text:p>
          </table:table-cell>
          <table:table-cell office:value-type="float" office:value="0.583662" calcext:value-type="float">
            <text:p>0.58366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9066" calcext:value-type="float">
            <text:p>0.599066</text:p>
          </table:table-cell>
          <table:table-cell office:value-type="float" office:value="0.578742" calcext:value-type="float">
            <text:p>0.57874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5258" calcext:value-type="float">
            <text:p>0.545258</text:p>
          </table:table-cell>
          <table:table-cell office:value-type="float" office:value="0.527267" calcext:value-type="float">
            <text:p>0.527267</text:p>
          </table:table-cell>
          <table:table-cell/>
          <table:table-cell table:formula="of:=AVERAGE([.D61:.D70])" office:value-type="float" office:value="0.5124535" calcext:value-type="float">
            <text:p>0.51245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0555" calcext:value-type="float">
            <text:p>0.540555</text:p>
          </table:table-cell>
          <table:table-cell office:value-type="float" office:value="0.522586" calcext:value-type="float">
            <text:p>0.522586</text:p>
          </table:table-cell>
          <table:table-cell/>
          <table:table-cell table:formula="of:=STDEV([.D61:.D70])" office:value-type="float" office:value="0.0136378460848234" calcext:value-type="float">
            <text:p>0.01363784608482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.496153" calcext:value-type="float">
            <text:p>0.49615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0049" calcext:value-type="float">
            <text:p>0.550049</text:p>
          </table:table-cell>
          <table:table-cell office:value-type="float" office:value="0.532034" calcext:value-type="float">
            <text:p>0.53203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0452" calcext:value-type="float">
            <text:p>0.540452</text:p>
          </table:table-cell>
          <table:table-cell office:value-type="float" office:value="0.522586" calcext:value-type="float">
            <text:p>0.5225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5766" calcext:value-type="float">
            <text:p>0.535766</text:p>
          </table:table-cell>
          <table:table-cell office:value-type="float" office:value="0.517987" calcext:value-type="float">
            <text:p>0.51798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26645" calcext:value-type="float">
            <text:p>0.526645</text:p>
          </table:table-cell>
          <table:table-cell office:value-type="float" office:value="0.509027" calcext:value-type="float">
            <text:p>0.50902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7881" calcext:value-type="float">
            <text:p>0.517881</text:p>
          </table:table-cell>
          <table:table-cell office:value-type="float" office:value="0.500371" calcext:value-type="float">
            <text:p>0.50037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7861" calcext:value-type="float">
            <text:p>0.517861</text:p>
          </table:table-cell>
          <table:table-cell office:value-type="float" office:value="0.500371" calcext:value-type="float">
            <text:p>0.50037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0.496153" calcext:value-type="float">
            <text:p>0.49615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7168" calcext:value-type="float">
            <text:p>0.477168</text:p>
          </table:table-cell>
          <table:table-cell office:value-type="float" office:value="0.461425" calcext:value-type="float">
            <text:p>0.461425</text:p>
          </table:table-cell>
          <table:table-cell/>
          <table:table-cell table:formula="of:=AVERAGE([.D71:.D80])" office:value-type="float" office:value="0.4484587" calcext:value-type="float">
            <text:p>0.448458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3052" calcext:value-type="float">
            <text:p>0.473052</text:p>
          </table:table-cell>
          <table:table-cell office:value-type="float" office:value="0.457327" calcext:value-type="float">
            <text:p>0.457327</text:p>
          </table:table-cell>
          <table:table-cell/>
          <table:table-cell table:formula="of:=STDEV([.D71:.D80])" office:value-type="float" office:value="0.0119363011398004" calcext:value-type="float">
            <text:p>0.01193630113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9451" calcext:value-type="float">
            <text:p>0.449451</text:p>
          </table:table-cell>
          <table:table-cell office:value-type="float" office:value="0.434192" calcext:value-type="float">
            <text:p>0.43419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1362" calcext:value-type="float">
            <text:p>0.481362</text:p>
          </table:table-cell>
          <table:table-cell office:value-type="float" office:value="0.465596" calcext:value-type="float">
            <text:p>0.46559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2962" calcext:value-type="float">
            <text:p>0.472962</text:p>
          </table:table-cell>
          <table:table-cell office:value-type="float" office:value="0.457327" calcext:value-type="float">
            <text:p>0.457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8861" calcext:value-type="float">
            <text:p>0.468861</text:p>
          </table:table-cell>
          <table:table-cell office:value-type="float" office:value="0.453301" calcext:value-type="float">
            <text:p>0.45330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0877" calcext:value-type="float">
            <text:p>0.460877</text:p>
          </table:table-cell>
          <table:table-cell office:value-type="float" office:value="0.445459" calcext:value-type="float">
            <text:p>0.44545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3207" calcext:value-type="float">
            <text:p>0.453207</text:p>
          </table:table-cell>
          <table:table-cell office:value-type="float" office:value="0.437884" calcext:value-type="float">
            <text:p>0.43788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3189" calcext:value-type="float">
            <text:p>0.453189</text:p>
          </table:table-cell>
          <table:table-cell office:value-type="float" office:value="0.437884" calcext:value-type="float">
            <text:p>0.43788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944" calcext:value-type="float">
            <text:p>0.44944</text:p>
          </table:table-cell>
          <table:table-cell office:value-type="float" office:value="0.434192" calcext:value-type="float">
            <text:p>0.43419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4196" calcext:value-type="float">
            <text:p>0.424196</text:p>
          </table:table-cell>
          <table:table-cell office:value-type="float" office:value="0.4102" calcext:value-type="float">
            <text:p>0.4102</text:p>
          </table:table-cell>
          <table:table-cell/>
          <table:table-cell table:formula="of:=AVERAGE([.D81:.D90])" office:value-type="float" office:value="0.3986727" calcext:value-type="float">
            <text:p>0.398672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0537" calcext:value-type="float">
            <text:p>0.420537</text:p>
          </table:table-cell>
          <table:table-cell office:value-type="float" office:value="0.406557" calcext:value-type="float">
            <text:p>0.406557</text:p>
          </table:table-cell>
          <table:table-cell/>
          <table:table-cell table:formula="of:=STDEV([.D81:.D90])" office:value-type="float" office:value="0.0106120014349582" calcext:value-type="float">
            <text:p>0.0106120014349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9554" calcext:value-type="float">
            <text:p>0.399554</text:p>
          </table:table-cell>
          <table:table-cell office:value-type="float" office:value="0.385989" calcext:value-type="float">
            <text:p>0.38598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7925" calcext:value-type="float">
            <text:p>0.427925</text:p>
          </table:table-cell>
          <table:table-cell office:value-type="float" office:value="0.413909" calcext:value-type="float">
            <text:p>0.41390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0457" calcext:value-type="float">
            <text:p>0.420457</text:p>
          </table:table-cell>
          <table:table-cell office:value-type="float" office:value="0.406557" calcext:value-type="float">
            <text:p>0.40655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681" calcext:value-type="float">
            <text:p>0.41681</text:p>
          </table:table-cell>
          <table:table-cell office:value-type="float" office:value="0.402978" calcext:value-type="float">
            <text:p>0.40297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9712" calcext:value-type="float">
            <text:p>0.409712</text:p>
          </table:table-cell>
          <table:table-cell office:value-type="float" office:value="0.396006" calcext:value-type="float">
            <text:p>0.39600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2893" calcext:value-type="float">
            <text:p>0.402893</text:p>
          </table:table-cell>
          <table:table-cell office:value-type="float" office:value="0.389271" calcext:value-type="float">
            <text:p>0.38927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389271" calcext:value-type="float">
            <text:p>0.38927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385989" calcext:value-type="float">
            <text:p>0.3859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40019" calcext:value-type="float">
            <text:p>0.140019</text:p>
          </table:table-cell>
          <table:table-cell office:value-type="float" office:value="0.369213" calcext:value-type="float">
            <text:p>0.369213</text:p>
          </table:table-cell>
          <table:table-cell/>
          <table:table-cell table:formula="of:=AVERAGE([.D91:.D100])" office:value-type="float" office:value="0.3588365" calcext:value-type="float">
            <text:p>0.35883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8214" calcext:value-type="float">
            <text:p>0.138214</text:p>
          </table:table-cell>
          <table:table-cell office:value-type="float" office:value="0.365934" calcext:value-type="float">
            <text:p>0.365934</text:p>
          </table:table-cell>
          <table:table-cell/>
          <table:table-cell table:formula="of:=STDEV([.D91:.D100])" office:value-type="float" office:value="0.00955276505927879" calcext:value-type="float">
            <text:p>0.0095527650592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1919" calcext:value-type="float">
            <text:p>0.131919</text:p>
          </table:table-cell>
          <table:table-cell office:value-type="float" office:value="0.347419" calcext:value-type="float">
            <text:p>0.3474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40758" calcext:value-type="float">
            <text:p>0.140758</text:p>
          </table:table-cell>
          <table:table-cell office:value-type="float" office:value="0.372552" calcext:value-type="float">
            <text:p>0.3725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8139" calcext:value-type="float">
            <text:p>0.138139</text:p>
          </table:table-cell>
          <table:table-cell office:value-type="float" office:value="0.365934" calcext:value-type="float">
            <text:p>0.36593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6975" calcext:value-type="float">
            <text:p>0.136975</text:p>
          </table:table-cell>
          <table:table-cell office:value-type="float" office:value="0.362712" calcext:value-type="float">
            <text:p>0.3627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6204" calcext:value-type="float">
            <text:p>0.136204</text:p>
          </table:table-cell>
          <table:table-cell office:value-type="float" office:value="0.356436" calcext:value-type="float">
            <text:p>0.3564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2712" calcext:value-type="float">
            <text:p>0.132712</text:p>
          </table:table-cell>
          <table:table-cell office:value-type="float" office:value="0.350373" calcext:value-type="float">
            <text:p>0.3503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3552" calcext:value-type="float">
            <text:p>0.133552</text:p>
          </table:table-cell>
          <table:table-cell office:value-type="float" office:value="0.350373" calcext:value-type="float">
            <text:p>0.3503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2381" calcext:value-type="float">
            <text:p>0.132381</text:p>
          </table:table-cell>
          <table:table-cell office:value-type="float" office:value="0.347419" calcext:value-type="float">
            <text:p>0.347419</text:p>
          </table:table-cell>
          <table:table-cell table:number-columns-repeated="2"/>
        </table:table-row>
        <table:table-row table:style-name="ro1" table:number-rows-repeated="92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9098" calcext:value-type="float">
            <text:p>3.79098</text:p>
          </table:table-cell>
          <table:table-cell office:value-type="float" office:value="3.6659" calcext:value-type="float">
            <text:p>3.66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585" calcext:value-type="float">
            <text:p>3.7585</text:p>
          </table:table-cell>
          <table:table-cell office:value-type="float" office:value="3.63356" calcext:value-type="float">
            <text:p>3.6335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57219" calcext:value-type="float">
            <text:p>3.57219</text:p>
          </table:table-cell>
          <table:table-cell office:value-type="float" office:value="3.45091" calcext:value-type="float">
            <text:p>3.4509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82407" calcext:value-type="float">
            <text:p>3.82407</text:p>
          </table:table-cell>
          <table:table-cell office:value-type="float" office:value="3.69882" calcext:value-type="float">
            <text:p>3.698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5779" calcext:value-type="float">
            <text:p>3.75779</text:p>
          </table:table-cell>
          <table:table-cell office:value-type="float" office:value="3.63357" calcext:value-type="float">
            <text:p>3.6335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72542" calcext:value-type="float">
            <text:p>3.72542</text:p>
          </table:table-cell>
          <table:table-cell office:value-type="float" office:value="3.60179" calcext:value-type="float">
            <text:p>3.601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6241" calcext:value-type="float">
            <text:p>3.66241</text:p>
          </table:table-cell>
          <table:table-cell office:value-type="float" office:value="3.53989" calcext:value-type="float">
            <text:p>3.5398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0185" calcext:value-type="float">
            <text:p>3.60185</text:p>
          </table:table-cell>
          <table:table-cell office:value-type="float" office:value="3.48007" calcext:value-type="float">
            <text:p>3.48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60171" calcext:value-type="float">
            <text:p>3.60171</text:p>
          </table:table-cell>
          <table:table-cell office:value-type="float" office:value="3.48007" calcext:value-type="float">
            <text:p>3.480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3.5721" calcext:value-type="float">
            <text:p>3.5721</text:p>
          </table:table-cell>
          <table:table-cell office:value-type="float" office:value="3.45091" calcext:value-type="float">
            <text:p>3.450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903" calcext:value-type="float">
            <text:p>1.903</text:p>
          </table:table-cell>
          <table:table-cell office:value-type="float" office:value="1.84021" calcext:value-type="float">
            <text:p>1.8402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8663" calcext:value-type="float">
            <text:p>1.88663</text:p>
          </table:table-cell>
          <table:table-cell office:value-type="float" office:value="1.82392" calcext:value-type="float">
            <text:p>1.823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9277" calcext:value-type="float">
            <text:p>1.79277</text:p>
          </table:table-cell>
          <table:table-cell office:value-type="float" office:value="1.7319" calcext:value-type="float">
            <text:p>1.731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91968" calcext:value-type="float">
            <text:p>1.91968</text:p>
          </table:table-cell>
          <table:table-cell office:value-type="float" office:value="1.8568" calcext:value-type="float">
            <text:p>1.856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8628" calcext:value-type="float">
            <text:p>1.88628</text:p>
          </table:table-cell>
          <table:table-cell office:value-type="float" office:value="1.82392" calcext:value-type="float">
            <text:p>1.823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6997" calcext:value-type="float">
            <text:p>1.86997</text:p>
          </table:table-cell>
          <table:table-cell office:value-type="float" office:value="1.80791" calcext:value-type="float">
            <text:p>1.807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3821" calcext:value-type="float">
            <text:p>1.83821</text:p>
          </table:table-cell>
          <table:table-cell office:value-type="float" office:value="1.77672" calcext:value-type="float">
            <text:p>1.7767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0771" calcext:value-type="float">
            <text:p>1.80771</text:p>
          </table:table-cell>
          <table:table-cell office:value-type="float" office:value="1.74659" calcext:value-type="float">
            <text:p>1.7465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80764" calcext:value-type="float">
            <text:p>1.80764</text:p>
          </table:table-cell>
          <table:table-cell office:value-type="float" office:value="1.74659" calcext:value-type="float">
            <text:p>1.7465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79272" calcext:value-type="float">
            <text:p>1.79272</text:p>
          </table:table-cell>
          <table:table-cell office:value-type="float" office:value="1.7319" calcext:value-type="float">
            <text:p>1.731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7034" calcext:value-type="float">
            <text:p>1.27034</text:p>
          </table:table-cell>
          <table:table-cell office:value-type="float" office:value="1.22843" calcext:value-type="float">
            <text:p>1.2284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21754" calcext:value-type="float">
            <text:p>1.2175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9667" calcext:value-type="float">
            <text:p>1.19667</text:p>
          </table:table-cell>
          <table:table-cell office:value-type="float" office:value="1.15604" calcext:value-type="float">
            <text:p>1.1560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8149" calcext:value-type="float">
            <text:p>1.28149</text:p>
          </table:table-cell>
          <table:table-cell office:value-type="float" office:value="1.23952" calcext:value-type="float">
            <text:p>1.2395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5917" calcext:value-type="float">
            <text:p>1.25917</text:p>
          </table:table-cell>
          <table:table-cell office:value-type="float" office:value="1.21754" calcext:value-type="float">
            <text:p>1.2175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4826" calcext:value-type="float">
            <text:p>1.24826</text:p>
          </table:table-cell>
          <table:table-cell office:value-type="float" office:value="1.20684" calcext:value-type="float">
            <text:p>1.20684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2704" calcext:value-type="float">
            <text:p>1.22704</text:p>
          </table:table-cell>
          <table:table-cell office:value-type="float" office:value="1.18599" calcext:value-type="float">
            <text:p>1.1859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0665" calcext:value-type="float">
            <text:p>1.20665</text:p>
          </table:table-cell>
          <table:table-cell office:value-type="float" office:value="1.16586" calcext:value-type="float">
            <text:p>1.1658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20661" calcext:value-type="float">
            <text:p>1.20661</text:p>
          </table:table-cell>
          <table:table-cell office:value-type="float" office:value="1.16586" calcext:value-type="float">
            <text:p>1.1658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.19664" calcext:value-type="float">
            <text:p>1.19664</text:p>
          </table:table-cell>
          <table:table-cell office:value-type="float" office:value="1.15604" calcext:value-type="float">
            <text:p>1.156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53389" calcext:value-type="float">
            <text:p>0.953389</text:p>
          </table:table-cell>
          <table:table-cell office:value-type="float" office:value="0.921933" calcext:value-type="float">
            <text:p>0.9219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45173" calcext:value-type="float">
            <text:p>0.945173</text:p>
          </table:table-cell>
          <table:table-cell office:value-type="float" office:value="0.913754" calcext:value-type="float">
            <text:p>0.91375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98062" calcext:value-type="float">
            <text:p>0.898062</text:p>
          </table:table-cell>
          <table:table-cell office:value-type="float" office:value="0.867572" calcext:value-type="float">
            <text:p>0.86757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6176" calcext:value-type="float">
            <text:p>0.96176</text:p>
          </table:table-cell>
          <table:table-cell office:value-type="float" office:value="0.93026" calcext:value-type="float">
            <text:p>0.9302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44994" calcext:value-type="float">
            <text:p>0.944994</text:p>
          </table:table-cell>
          <table:table-cell office:value-type="float" office:value="0.913754" calcext:value-type="float">
            <text:p>0.91375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36807" calcext:value-type="float">
            <text:p>0.936807</text:p>
          </table:table-cell>
          <table:table-cell office:value-type="float" office:value="0.905718" calcext:value-type="float">
            <text:p>0.90571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2087" calcext:value-type="float">
            <text:p>0.92087</text:p>
          </table:table-cell>
          <table:table-cell office:value-type="float" office:value="0.890064" calcext:value-type="float">
            <text:p>0.89006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559" calcext:value-type="float">
            <text:p>0.905559</text:p>
          </table:table-cell>
          <table:table-cell office:value-type="float" office:value="0.874942" calcext:value-type="float">
            <text:p>0.8749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905523" calcext:value-type="float">
            <text:p>0.905523</text:p>
          </table:table-cell>
          <table:table-cell office:value-type="float" office:value="0.874942" calcext:value-type="float">
            <text:p>0.87494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898038" calcext:value-type="float">
            <text:p>0.898038</text:p>
          </table:table-cell>
          <table:table-cell office:value-type="float" office:value="0.867572" calcext:value-type="float">
            <text:p>0.86757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3014" calcext:value-type="float">
            <text:p>0.763014</text:p>
          </table:table-cell>
          <table:table-cell office:value-type="float" office:value="0.737839" calcext:value-type="float">
            <text:p>0.73783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436" calcext:value-type="float">
            <text:p>0.756436</text:p>
          </table:table-cell>
          <table:table-cell office:value-type="float" office:value="0.731291" calcext:value-type="float">
            <text:p>0.7312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18718" calcext:value-type="float">
            <text:p>0.718718</text:p>
          </table:table-cell>
          <table:table-cell office:value-type="float" office:value="0.694317" calcext:value-type="float">
            <text:p>0.69431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69716" calcext:value-type="float">
            <text:p>0.769716</text:p>
          </table:table-cell>
          <table:table-cell office:value-type="float" office:value="0.744506" calcext:value-type="float">
            <text:p>0.74450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56293" calcext:value-type="float">
            <text:p>0.756293</text:p>
          </table:table-cell>
          <table:table-cell office:value-type="float" office:value="0.731291" calcext:value-type="float">
            <text:p>0.73129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49738" calcext:value-type="float">
            <text:p>0.749738</text:p>
          </table:table-cell>
          <table:table-cell office:value-type="float" office:value="0.724858" calcext:value-type="float">
            <text:p>0.7248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36979" calcext:value-type="float">
            <text:p>0.736979</text:p>
          </table:table-cell>
          <table:table-cell office:value-type="float" office:value="0.712325" calcext:value-type="float">
            <text:p>0.71232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4721" calcext:value-type="float">
            <text:p>0.724721</text:p>
          </table:table-cell>
          <table:table-cell office:value-type="float" office:value="0.700218" calcext:value-type="float">
            <text:p>0.70021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24692" calcext:value-type="float">
            <text:p>0.724692</text:p>
          </table:table-cell>
          <table:table-cell office:value-type="float" office:value="0.700218" calcext:value-type="float">
            <text:p>0.70021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718699" calcext:value-type="float">
            <text:p>0.718699</text:p>
          </table:table-cell>
          <table:table-cell office:value-type="float" office:value="0.694317" calcext:value-type="float">
            <text:p>0.69431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6014" calcext:value-type="float">
            <text:p>0.636014</text:p>
          </table:table-cell>
          <table:table-cell office:value-type="float" office:value="0.615029" calcext:value-type="float">
            <text:p>0.61502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529" calcext:value-type="float">
            <text:p>0.630529</text:p>
          </table:table-cell>
          <table:table-cell office:value-type="float" office:value="0.609569" calcext:value-type="float">
            <text:p>0.60956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9082" calcext:value-type="float">
            <text:p>0.599082</text:p>
          </table:table-cell>
          <table:table-cell office:value-type="float" office:value="0.578742" calcext:value-type="float">
            <text:p>0.57874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41601" calcext:value-type="float">
            <text:p>0.641601</text:p>
          </table:table-cell>
          <table:table-cell office:value-type="float" office:value="0.620588" calcext:value-type="float">
            <text:p>0.62058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30409" calcext:value-type="float">
            <text:p>0.630409</text:p>
          </table:table-cell>
          <table:table-cell office:value-type="float" office:value="0.609569" calcext:value-type="float">
            <text:p>0.60956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24945" calcext:value-type="float">
            <text:p>0.624945</text:p>
          </table:table-cell>
          <table:table-cell office:value-type="float" office:value="0.604205" calcext:value-type="float">
            <text:p>0.6042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14306" calcext:value-type="float">
            <text:p>0.614306</text:p>
          </table:table-cell>
          <table:table-cell office:value-type="float" office:value="0.593756" calcext:value-type="float">
            <text:p>0.59375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0.583662" calcext:value-type="float">
            <text:p>0.58366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604062" calcext:value-type="float">
            <text:p>0.604062</text:p>
          </table:table-cell>
          <table:table-cell office:value-type="float" office:value="0.583662" calcext:value-type="float">
            <text:p>0.58366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99066" calcext:value-type="float">
            <text:p>0.599066</text:p>
          </table:table-cell>
          <table:table-cell office:value-type="float" office:value="0.578742" calcext:value-type="float">
            <text:p>0.57874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5258" calcext:value-type="float">
            <text:p>0.545258</text:p>
          </table:table-cell>
          <table:table-cell office:value-type="float" office:value="0.527267" calcext:value-type="float">
            <text:p>0.52726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0555" calcext:value-type="float">
            <text:p>0.540555</text:p>
          </table:table-cell>
          <table:table-cell office:value-type="float" office:value="0.522586" calcext:value-type="float">
            <text:p>0.5225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359" calcext:value-type="float">
            <text:p>0.51359</text:p>
          </table:table-cell>
          <table:table-cell office:value-type="float" office:value="0.496153" calcext:value-type="float">
            <text:p>0.49615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50049" calcext:value-type="float">
            <text:p>0.550049</text:p>
          </table:table-cell>
          <table:table-cell office:value-type="float" office:value="0.532034" calcext:value-type="float">
            <text:p>0.53203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40452" calcext:value-type="float">
            <text:p>0.540452</text:p>
          </table:table-cell>
          <table:table-cell office:value-type="float" office:value="0.522586" calcext:value-type="float">
            <text:p>0.52258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35766" calcext:value-type="float">
            <text:p>0.535766</text:p>
          </table:table-cell>
          <table:table-cell office:value-type="float" office:value="0.517987" calcext:value-type="float">
            <text:p>0.51798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26645" calcext:value-type="float">
            <text:p>0.526645</text:p>
          </table:table-cell>
          <table:table-cell office:value-type="float" office:value="0.509027" calcext:value-type="float">
            <text:p>0.50902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7881" calcext:value-type="float">
            <text:p>0.517881</text:p>
          </table:table-cell>
          <table:table-cell office:value-type="float" office:value="0.500371" calcext:value-type="float">
            <text:p>0.50037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7861" calcext:value-type="float">
            <text:p>0.517861</text:p>
          </table:table-cell>
          <table:table-cell office:value-type="float" office:value="0.500371" calcext:value-type="float">
            <text:p>0.50037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513576" calcext:value-type="float">
            <text:p>0.513576</text:p>
          </table:table-cell>
          <table:table-cell office:value-type="float" office:value="0.496153" calcext:value-type="float">
            <text:p>0.49615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7168" calcext:value-type="float">
            <text:p>0.477168</text:p>
          </table:table-cell>
          <table:table-cell office:value-type="float" office:value="0.461425" calcext:value-type="float">
            <text:p>0.46142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3052" calcext:value-type="float">
            <text:p>0.473052</text:p>
          </table:table-cell>
          <table:table-cell office:value-type="float" office:value="0.457327" calcext:value-type="float">
            <text:p>0.457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9451" calcext:value-type="float">
            <text:p>0.449451</text:p>
          </table:table-cell>
          <table:table-cell office:value-type="float" office:value="0.434192" calcext:value-type="float">
            <text:p>0.43419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81362" calcext:value-type="float">
            <text:p>0.481362</text:p>
          </table:table-cell>
          <table:table-cell office:value-type="float" office:value="0.465596" calcext:value-type="float">
            <text:p>0.46559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72962" calcext:value-type="float">
            <text:p>0.472962</text:p>
          </table:table-cell>
          <table:table-cell office:value-type="float" office:value="0.457327" calcext:value-type="float">
            <text:p>0.457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8861" calcext:value-type="float">
            <text:p>0.468861</text:p>
          </table:table-cell>
          <table:table-cell office:value-type="float" office:value="0.453301" calcext:value-type="float">
            <text:p>0.45330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60877" calcext:value-type="float">
            <text:p>0.460877</text:p>
          </table:table-cell>
          <table:table-cell office:value-type="float" office:value="0.445459" calcext:value-type="float">
            <text:p>0.445459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3207" calcext:value-type="float">
            <text:p>0.453207</text:p>
          </table:table-cell>
          <table:table-cell office:value-type="float" office:value="0.437884" calcext:value-type="float">
            <text:p>0.43788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53189" calcext:value-type="float">
            <text:p>0.453189</text:p>
          </table:table-cell>
          <table:table-cell office:value-type="float" office:value="0.437884" calcext:value-type="float">
            <text:p>0.43788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4944" calcext:value-type="float">
            <text:p>0.44944</text:p>
          </table:table-cell>
          <table:table-cell office:value-type="float" office:value="0.434192" calcext:value-type="float">
            <text:p>0.43419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4196" calcext:value-type="float">
            <text:p>0.424196</text:p>
          </table:table-cell>
          <table:table-cell office:value-type="float" office:value="0.4102" calcext:value-type="float">
            <text:p>0.410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0537" calcext:value-type="float">
            <text:p>0.420537</text:p>
          </table:table-cell>
          <table:table-cell office:value-type="float" office:value="0.406557" calcext:value-type="float">
            <text:p>0.40655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9554" calcext:value-type="float">
            <text:p>0.399554</text:p>
          </table:table-cell>
          <table:table-cell office:value-type="float" office:value="0.385989" calcext:value-type="float">
            <text:p>0.38598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7925" calcext:value-type="float">
            <text:p>0.427925</text:p>
          </table:table-cell>
          <table:table-cell office:value-type="float" office:value="0.413909" calcext:value-type="float">
            <text:p>0.41390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20457" calcext:value-type="float">
            <text:p>0.420457</text:p>
          </table:table-cell>
          <table:table-cell office:value-type="float" office:value="0.406557" calcext:value-type="float">
            <text:p>0.406557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1681" calcext:value-type="float">
            <text:p>0.41681</text:p>
          </table:table-cell>
          <table:table-cell office:value-type="float" office:value="0.402978" calcext:value-type="float">
            <text:p>0.40297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9712" calcext:value-type="float">
            <text:p>0.409712</text:p>
          </table:table-cell>
          <table:table-cell office:value-type="float" office:value="0.396006" calcext:value-type="float">
            <text:p>0.39600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2893" calcext:value-type="float">
            <text:p>0.402893</text:p>
          </table:table-cell>
          <table:table-cell office:value-type="float" office:value="0.389271" calcext:value-type="float">
            <text:p>0.38927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0.389271" calcext:value-type="float">
            <text:p>0.38927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399543" calcext:value-type="float">
            <text:p>0.399543</text:p>
          </table:table-cell>
          <table:table-cell office:value-type="float" office:value="0.385989" calcext:value-type="float">
            <text:p>0.3859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40019" calcext:value-type="float">
            <text:p>0.140019</text:p>
          </table:table-cell>
          <table:table-cell office:value-type="float" office:value="0.369213" calcext:value-type="float">
            <text:p>0.36921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8214" calcext:value-type="float">
            <text:p>0.138214</text:p>
          </table:table-cell>
          <table:table-cell office:value-type="float" office:value="0.365934" calcext:value-type="float">
            <text:p>0.36593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1919" calcext:value-type="float">
            <text:p>0.131919</text:p>
          </table:table-cell>
          <table:table-cell office:value-type="float" office:value="0.347419" calcext:value-type="float">
            <text:p>0.34741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40758" calcext:value-type="float">
            <text:p>0.140758</text:p>
          </table:table-cell>
          <table:table-cell office:value-type="float" office:value="0.372552" calcext:value-type="float">
            <text:p>0.3725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8139" calcext:value-type="float">
            <text:p>0.138139</text:p>
          </table:table-cell>
          <table:table-cell office:value-type="float" office:value="0.365934" calcext:value-type="float">
            <text:p>0.365934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6975" calcext:value-type="float">
            <text:p>0.136975</text:p>
          </table:table-cell>
          <table:table-cell office:value-type="float" office:value="0.362712" calcext:value-type="float">
            <text:p>0.36271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6204" calcext:value-type="float">
            <text:p>0.136204</text:p>
          </table:table-cell>
          <table:table-cell office:value-type="float" office:value="0.356436" calcext:value-type="float">
            <text:p>0.35643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2712" calcext:value-type="float">
            <text:p>0.132712</text:p>
          </table:table-cell>
          <table:table-cell office:value-type="float" office:value="0.350373" calcext:value-type="float">
            <text:p>0.3503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3552" calcext:value-type="float">
            <text:p>0.133552</text:p>
          </table:table-cell>
          <table:table-cell office:value-type="float" office:value="0.350373" calcext:value-type="float">
            <text:p>0.35037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132381" calcext:value-type="float">
            <text:p>0.132381</text:p>
          </table:table-cell>
          <table:table-cell office:value-type="float" office:value="0.347419" calcext:value-type="float">
            <text:p>0.3474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4:48:30.463073236</meta:creation-date>
    <dc:date>2019-02-23T15:55:07.144054020</dc:date>
    <meta:editing-duration>PT46M15S</meta:editing-duration>
    <meta:editing-cycles>1</meta:editing-cycles>
    <meta:document-statistic meta:table-count="1" meta:cell-count="820" meta:object-count="0"/>
    <meta:generator>LibreOffice/6.0.7.3$Linux_X86_64 LibreOffice_project/00m0$Build-3</meta:generator>
  </office:meta>
</office:document-meta>
</file>